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1000007FC50BEE3CCF3429D5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7cm" svg:height="27.699cm" svg:x="1cm" svg:y="1cm">
          <draw:image xlink:href="Pictures/1000000000000311000007FC50BEE3CCF3429D5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6-12T23:06:22.556000000</dc:date>
    <meta:editing-duration>PT15S</meta:editing-duration>
    <meta:editing-cycles>1</meta:editing-cycles>
    <meta:document-statistic meta:object-count="1"/>
    <meta:generator>LibreOffice/6.0.2.1$Windows_X86_64 LibreOffice_project/f7f06a8f319e4b62f9bc5095aa112a65d2f3ac89</meta:generator>
  </office:meta>
</office:document-meta>
</file>